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2">Il seguente documento è coperto dalla</text:p>
      <text:p text:style-name="P2">“peer production license”</text:p>
      <text:p text:style-name="P2"/>
      <text:p text:style-name="P2">il cui testo può essere letto all'indirizzo</text:p>
      <text:p text:style-name="P2">https://wiki.p2pfoundation.net/Peer_Production_Licen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Marco Domenico Amodio Di Sera<text:tab/>copyright 202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8-23T16:34:56.40</meta:creation-date>
    <meta:document-statistic meta:table-count="0" meta:image-count="0" meta:object-count="0" meta:page-count="1" meta:paragraph-count="5" meta:word-count="25" meta:character-count="203"/>
    <dc:date>2020-08-23T16:41:20.56</dc:date>
    <meta:editing-duration>PT6M25S</meta:editing-duration>
    <meta:editing-cycles>1</meta:editing-cycles>
    <meta:generator>OpenOffice/4.1.6$Win32 OpenOffice.org_project/416m1$Build-9790</meta:generator>
  </office:meta>
</office:document-meta>
</file>